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roman" style:font-pitch="variable"/>
    <style:font-face style:name="微软雅黑2" svg:font-family="微软雅黑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ee6ef" draw:fill-color="#cccccc" draw:textarea-horizontal-align="justify" draw:textarea-vertical-align="middle" draw:auto-grow-height="false" fo:min-height="1.579cm" fo:min-width="3.869cm"/>
      <style:paragraph-properties style:writing-mode="lr-tb"/>
    </style:style>
    <style:style style:name="gr2" style:family="graphic" style:parent-style-name="standard">
      <style:graphic-properties svg:stroke-color="#dee6ef" draw:fill-color="#dddddd" draw:textarea-horizontal-align="justify" draw:textarea-vertical-align="middle" draw:auto-grow-height="false" fo:min-height="0.398cm" fo:min-width="0.148cm"/>
    </style:style>
    <style:style style:name="gr3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4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5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6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7" style:family="graphic" style:parent-style-name="objectwithoutfill" style:list-style-name="L1">
      <style:graphic-properties svg:stroke-color="#dee6ef" draw:marker-end="Arrow" draw:marker-end-width="0.3cm" draw:fill="solid" draw:textarea-vertical-align="top"/>
    </style:style>
    <style:style style:name="gr8" style:family="graphic" style:parent-style-name="objectwithoutfill">
      <style:graphic-properties svg:stroke-color="#dee6ef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885cm" fo:min-width="4.835cm" fo:wrap-option="no-wrap"/>
      <style:paragraph-properties style:writing-mode="lr-tb"/>
    </style:style>
    <style:style style:name="gr10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885cm" fo:min-width="11.438cm" fo:wrap-option="no-wrap"/>
      <style:paragraph-properties style:writing-mode="lr-tb"/>
    </style:style>
    <style:style style:name="gr11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402cm" fo:min-width="5.851cm" fo:wrap-option="no-wrap"/>
      <style:paragraph-properties style:writing-mode="lr-tb"/>
    </style:style>
    <style:style style:name="gr12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3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4.835cm" fo:wrap-option="no-wrap"/>
      <style:paragraph-properties style:writing-mode="lr-tb"/>
    </style:style>
    <style:style style:name="gr14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9.788cm" fo:wrap-option="no-wrap"/>
      <style:paragraph-properties style:writing-mode="lr-tb"/>
    </style:style>
    <style:style style:name="gr15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6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4.835cm" fo:wrap-option="no-wrap"/>
      <style:paragraph-properties style:writing-mode="lr-tb"/>
    </style:style>
    <style:style style:name="P1" style:family="paragraph">
      <style:paragraph-properties fo:text-align="center" style:writing-mode="lr-tb"/>
      <style:text-properties fo:color="#dee6ef" loext:opacity="100%" style:font-name="Times New Roman" fo:font-size="24pt" style:font-name-asian="Times New Roman" style:font-size-asian="24pt" style:font-size-complex="24pt"/>
    </style:style>
    <style:style style:name="P2" style:family="paragraph">
      <loext:graphic-properties draw:fill-color="#cccccc"/>
      <style:paragraph-properties fo:text-align="center" style:writing-mode="lr-tb"/>
      <style:text-properties fo:color="#dee6ef" loext:opacity="100%" style:font-name="Times New Roman" fo:font-size="24pt" style:font-name-asian="Times New Roman" style:font-size-asian="24pt" style:font-size-complex="24pt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/>
      <style:paragraph-properties fo:margin-left="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margin-left="13.614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margin-left="7.366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/>
      <style:paragraph-properties fo:margin-left="5.79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margin-left="0.71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dee6ef" loext:opacity="100%" style:font-name="Times New Roman" style:font-name-asian="Times New Roman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color="#dee6ef" loext:opacity="100%" style:font-name="Times New Roman" style:font-name-asian="Times New Roman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dee6ef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dee6ef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24pt" style:font-name-asian="Times New Roman" style:font-size-asian="24pt" style:font-size-complex="24pt"/>
    </style:style>
    <style:style style:name="T2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69cm" svg:height="1.829cm" svg:x="0.914cm" svg:y="5.486cm">
          <text:p text:style-name="P1"><text:span text:style-name="T1">就绪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69cm" svg:height="1.829cm" svg:x="0.914cm" svg:y="13.106cm">
          <text:p text:style-name="P1"><text:span text:style-name="T1">发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369cm" svg:height="1.829cm" svg:x="0.914cm" svg:y="20.726cm">
          <text:p text:style-name="P1"><text:span text:style-name="T1">发送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369cm" svg:height="1.829cm" svg:x="0.914cm" svg:y="28.346cm">
          <text:p text:style-name="P1"><text:span text:style-name="T1">接收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369cm" svg:height="1.829cm" svg:x="16.306cm" svg:y="20.726cm">
          <text:p text:style-name="P1"><text:span text:style-name="T1">重置发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369cm" svg:height="1.829cm" svg:x="16.306cm" svg:y="28.346cm">
          <text:p text:style-name="P1"><text:span text:style-name="T1">重置接收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914cm" svg:height="0.914cm" svg:x="2.641cm" svg:y="0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3.098cm" svg:y1="1.828cm" svg:x2="3.098cm" svg:y2="5.486cm" draw:start-shape="id1" draw:start-glue-point="8" draw:end-shape="id2" draw:end-glue-point="0" svg:d="M3098 1828v3658" svg:viewBox="0 0 1 3659">
          <text:p/>
        </draw:connector>
        <draw:connector draw:style-name="gr4" draw:text-style-name="P5" draw:layer="layout" svg:x1="3.098cm" svg:y1="7.315cm" svg:x2="3.098cm" svg:y2="13.106cm" draw:start-shape="id2" draw:start-glue-point="2" draw:end-shape="id3" draw:end-glue-point="0" svg:d="M3098 7315v5791" svg:viewBox="0 0 1 5792">
          <text:p/>
        </draw:connector>
        <draw:connector draw:style-name="gr5" draw:text-style-name="P6" draw:layer="layout" svg:x1="3.098cm" svg:y1="14.935cm" svg:x2="3.098cm" svg:y2="20.726cm" draw:start-shape="id3" draw:start-glue-point="2" draw:end-shape="id4" draw:end-glue-point="0" svg:d="M3098 14935v5791" svg:viewBox="0 0 1 5792">
          <text:p/>
        </draw:connector>
        <draw:connector draw:style-name="gr6" draw:text-style-name="P7" draw:layer="layout" svg:x1="3.098cm" svg:y1="22.555cm" svg:x2="3.098cm" svg:y2="28.346cm" draw:start-shape="id4" draw:start-glue-point="2" draw:end-shape="id5" draw:end-glue-point="0" svg:d="M3098 22555v5791" svg:viewBox="0 0 1 5792">
          <text:p/>
        </draw:connector>
        <draw:connector draw:style-name="gr7" draw:text-style-name="P8" draw:layer="layout" svg:x1="5.283cm" svg:y1="6.4cm" svg:x2="18.49cm" svg:y2="20.726cm" draw:start-shape="id2" draw:start-glue-point="1" draw:end-shape="id6" draw:end-glue-point="0" svg:d="M5283 6400h13207v14326" svg:viewBox="0 0 13208 14327">
          <text:p/>
        </draw:connector>
        <draw:connector draw:style-name="gr8" draw:text-style-name="P9" draw:layer="layout" svg:x1="5.283cm" svg:y1="14.02cm" svg:x2="18.491cm" svg:y2="14.023cm" draw:start-shape="id3" draw:start-glue-point="1" svg:d="M5283 14020h6854v3h6354" svg:viewBox="0 0 13209 4">
          <text:p/>
        </draw:connector>
        <draw:connector draw:style-name="gr8" draw:text-style-name="P9" draw:layer="layout" svg:x1="5.283cm" svg:y1="21.64cm" svg:x2="16.306cm" svg:y2="21.64cm" draw:start-shape="id4" draw:start-glue-point="1" draw:end-shape="id6" draw:end-glue-point="3" svg:d="M5283 21640h11023" svg:viewBox="0 0 11024 1">
          <text:p/>
        </draw:connector>
        <draw:connector draw:style-name="gr8" draw:text-style-name="P9" draw:layer="layout" svg:x1="18.49cm" svg:y1="22.555cm" svg:x2="18.49cm" svg:y2="28.346cm" draw:start-shape="id6" draw:start-glue-point="2" draw:end-shape="id7" draw:end-glue-point="0" svg:d="M18490 22555v5791" svg:viewBox="0 0 1 5792">
          <text:p/>
        </draw:connector>
        <draw:custom-shape draw:style-name="gr9" draw:text-style-name="P11" draw:layer="layout" svg:width="5.334cm" svg:height="2.134cm" svg:x="4.724cm" svg:y="0.914cm">
          <text:p text:style-name="P10"><text:span text:style-name="T2">创建流（发送）</text:span></text:p>
          <text:p text:style-name="P10"><text:span text:style-name="T2">对端创建双向流</text:span></text:p>
          <draw:enhanced-geometry svg:viewBox="0 0 21600 21600" draw:glue-points="10800 0 0 10800 10800 21600 21600 10800 ?f40 ?f41" draw:text-areas="0 0 21600 21600" draw:type="rectangular-callout" draw:modifiers="-5449.59700093721 14872.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11.938cm" svg:height="2.134cm" svg:x="4.724cm" svg:y="8.28cm">
          <text:p text:style-name="P12"><text:span text:style-name="T2">发送</text:span><text:span text:style-name="T3">流帧</text:span><text:span text:style-name="T2">（</text:span><text:span text:style-name="T2">STREAM</text:span><text:span text:style-name="T2">）或</text:span></text:p>
          <text:p text:style-name="P12"><text:span text:style-name="T2">流阻塞帧（</text:span><text:span text:style-name="T2">STREAM_DATA_BLOCKED</text:span><text:span text:style-name="T2">）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2435.17882569729 14872.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6.35cm" svg:height="1.651cm" svg:x="4.724cm" svg:y="16.281cm">
          <text:p text:style-name="P10"><text:span text:style-name="T2">发送</text:span><text:span text:style-name="T3">流帧</text:span><text:span text:style-name="T2">+FIN</text:span><text:span text:style-name="T2">置位</text:span></text:p>
          <draw:enhanced-geometry svg:viewBox="0 0 21600 21600" draw:glue-points="10800 0 0 10800 10800 21600 21600 10800 ?f40 ?f41" draw:text-areas="0 0 21600 21600" draw:type="rectangular-callout" draw:modifiers="-4577.79877184695 12591.28329297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6.35cm" svg:height="1.829cm" svg:x="4.724cm" svg:y="24.282cm">
          <text:p text:style-name="P10"><text:span text:style-name="T2">接收全部</text:span><text:span text:style-name="T2">ACK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5.334cm" svg:height="1.829cm" svg:x="6.883cm" svg:y="11.277cm">
          <text:p text:style-name="P12"><text:span text:style-name="T2">发送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2020.31865042174 29390.1639344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3" draw:layer="layout" svg:width="10.287cm" svg:height="1.829cm" svg:x="6.629cm" svg:y="3.657cm">
          <text:p text:style-name="P12"><text:span text:style-name="T2">发送</text:span><text:span text:style-name="T3">流重置帧</text:span><text:span text:style-name="T2">（</text:span><text:span text:style-name="T2">RESET_STREAM</text:span><text:span text:style-name="T2">）</text:span></text:p>
          <draw:enhanced-geometry svg:viewBox="0 0 21600 21600" draw:glue-points="10800 0 0 10800 10800 21600 21600 10800 ?f40 ?f41" draw:text-areas="0 0 21600 21600" draw:type="rectangular-callout" draw:modifiers="1637.63608087092 29460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6.35cm" svg:height="1.829cm" svg:x="20.167cm" svg:y="24.282cm">
          <text:p text:style-name="P10"><text:span text:style-name="T2">接收</text:span><text:span text:style-name="T2">ACK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3" draw:layer="layout" svg:width="5.334cm" svg:height="1.829cm" svg:x="6.883cm" svg:y="18.897cm">
          <text:p text:style-name="P12"><text:span text:style-name="T2">发送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2020.31865042174 29390.1639344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roman" style:font-pitch="variable"/>
    <style:font-face style:name="微软雅黑2" svg:font-family="微软雅黑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14cm" fo:margin-bottom="0.914cm" fo:margin-left="0.914cm" fo:margin-right="0.914cm" fo:page-width="27.432cm" fo:page-height="31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31T15:00:04.855000000</meta:creation-date>
    <dc:date>2022-01-30T14:58:11.841000000</dc:date>
    <meta:editing-duration>PT30M14S</meta:editing-duration>
    <meta:editing-cycles>7</meta:editing-cycles>
    <meta:generator>LibreOffice/7.2.5.2$Windows_X86_64 LibreOffice_project/499f9727c189e6ef3471021d6132d4c694f357e5</meta:generator>
    <meta:document-statistic meta:object-count="23"/>
  </office:meta>
</office:document-meta>
</file>